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weight-asian="bold" style:font-weight-complex="bold"/>
    </style:style>
    <style:style style:name="T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Première approche aux fichiers Batch</text:title></text:h>
      <text:p text:style-name="Text_20_body">Les fichiers batch du D.O.S. permettent de contenir et d'exécuter une suite de commandes introduites de façon procédurale, dans le but de faciliter certaines opérations qui auraient demandées l'entrée et l'exécution de plusieurs commandes.</text:p>
      <text:h text:style-name="Heading_20_2" text:outline-level="2">Création d'un premier fichier Batch</text:h>
      <text:p text:style-name="Text_20_body">Les scripts batch sont des simples fichiers texte en apparence.</text:p>
      <text:p text:style-name="Text_20_body">On peut les créer en utilisant la commande <text:span text:style-name="Commande">COPY</text:span> avec <text:span text:style-name="Commande">CON</text:span> (abr. de console) en premier argument et le fichier batch souhaité (existant ou non existant) en deuxième argument. Les fichiers batch sont identifiés par l'extension <text:span text:style-name="Commande">.BAT</text:span>. <text:span text:style-name="Commande">CON</text:span> permet de rediriger les entrées de l'utilisateur sur l'entrée standard vers la commande <text:span text:style-name="Commande">COPY</text:span>, ligne par ligne<text:span text:style-name="Commande">:</text:span></text:p>
      <text:p text:style-name="Code">C:\Batch&gt;COPY CON KAPOUT.BAT<text:span text:style-name="Touche_20_clavier"> &lt;ENTER&gt;</text:span></text:p>
      <text:p text:style-name="Code">@ECHO OFF <text:span text:style-name="Touche_20_clavier">&lt;ENTER&gt;</text:span></text:p>
      <text:p text:style-name="Code">:START <text:span text:style-name="Touche_20_clavier">&lt;ENTER&gt;</text:span></text:p>
      <text:p text:style-name="Code">start KAPOUT.BAT<text:span text:style-name="Touche_20_clavier">&lt;ENTER&gt;</text:span></text:p>
      <text:p text:style-name="Code">GOTO START<text:span text:style-name="Touche_20_clavier"> &lt;ENTER&gt;</text:span></text:p>
      <text:p text:style-name="Code"><text:span text:style-name="Touche_20_clavier">&lt;CTRL-Z&gt; &lt;ENTER&gt;</text:span></text:p>
      <text:p text:style-name="Code"><text:s text:c="8"/>1 fichier(s) copié(s).</text:p>
      <text:p text:style-name="Text_20_body">Il est également possible d'utiliser <text:span text:style-name="Commande">EDIT</text:span><text:note text:id="ftn1" text:note-class="footnote"><text:note-citation>1</text:note-citation><text:note-body><text:p text:style-name="Footnote">Carrément déconseillé aux utilisateurs de vi(m) !!! En plus vim <text:a xlink:type="simple" xlink:href="http://www.vim.org/download.php#pc">fonctionne</text:a> sur Windows ...</text:p></text:note-body></text:note> pour créer notre fichier batch.</text:p>
      <text:p text:style-name="Code">EDIT KAPOUT.BAT<text:span text:style-name="Touche_20_clavier"> &lt;ENTER&gt;</text:span></text:p>
      <text:p text:style-name="Text_20_body">Pour exécuter le script batch, il suffit d'entrer son nom en se trouvant dans le répertoire où il se trouve:</text:p>
      <text:p text:style-name="Code">KAPOUT.BAT<text:span text:style-name="Touche_20_clavier"> &lt;ENTRER&gt;</text:span></text:p>
      <text:h text:style-name="Heading_20_2" text:outline-level="2">Informer l'utilisateur sur l'état d'exécution du script</text:h>
      <text:p text:style-name="Text_20_body">Le commande <text:span text:style-name="Commande">ECHO</text:span> permet d'afficher à l'écran du texte:</text:p>
      <text:p text:style-name="Code">C:\Batch&gt;ECHO hello, world</text:p>
      <text:p text:style-name="Code">hello, world</text:p>
      <text:p text:style-name="Text_20_body">On peut faire un retour à la ligne en entrant un <text:span text:style-name="Commande">.</text:span> juste après la commande <text:span text:style-name="Commande">ECHO</text:span>:</text:p>
      <text:p text:style-name="Code">C:\Batch&gt;ECHO.</text:p>
      <text:p text:style-name="Code"/>
      <text:h text:style-name="Heading_20_2" text:outline-level="2">Cacher les commandes exécutées</text:h>
      <text:p text:style-name="Text_20_body">La commande <text:span text:style-name="Commande">ECHO</text:span> permet également de définir si l'invite de commande et les commandes exécutées doivent être affichées.</text:p>
      <text:p text:style-name="Text_20_body">Avec le paramètre <text:span text:style-name="Commande">OFF</text:span>, seul la sortie des commandes exécutées sera affichée</text:p>
      <text:p text:style-name="Text_20_body">Pour afficher à nouveau les commandes exécutées, il faut utiliser la paramètre <text:span text:style-name="Commande">ON</text:span>.</text:p>
      <text:p text:style-name="Text_20_body">Le caractère <text:span text:style-name="Commande">@</text:span> permet de cacher la commande qui suit (sans espace de séparation entre le caractère et la commande), un <text:span text:style-name="Commande">ECHO OFF</text:span> par exemple.</text:p>
      <text:p text:style-name="Code">C:\Batch&gt;COPY CON TEST_ECHO.BAT<text:span text:style-name="Touche_20_clavier"> &lt;ENTER&gt;</text:span></text:p>
      <text:p text:style-name="Code">ECHO La commande est affichee<text:span text:style-name="Touche_20_clavier"> &lt;ENTER&gt;</text:span></text:p>
      <text:p text:style-name="Code">@ECHO Cette commande n'est pas affichee<text:span text:style-name="Touche_20_clavier"> &lt;ENTER&gt;</text:span></text:p>
      <text:p text:style-name="Code">@ECHO OFF<text:span text:style-name="Touche_20_clavier"> &lt;ENTER&gt;</text:span></text:p>
      <text:p text:style-name="Code"><text:soft-page-break/>ECHO Toutes ces<text:span text:style-name="Touche_20_clavier"> &lt;ENTER&gt;</text:span></text:p>
      <text:p text:style-name="Code">ECHO commandes<text:span text:style-name="Touche_20_clavier"> &lt;ENTER&gt;</text:span></text:p>
      <text:p text:style-name="Code">ECHO sont cachees<text:span text:style-name="Touche_20_clavier"> &lt;ENTER&gt;</text:span></text:p>
      <text:p text:style-name="Code"><text:span text:style-name="Touche_20_clavier">&lt;CTRL-Z&gt; &lt;ENTER&gt;</text:span></text:p>
      <text:p text:style-name="Code"><text:s text:c="8"/>1 fichier(s) copié(s).</text:p>
      <text:p text:style-name="Code"/>
      <text:p text:style-name="Code">C:\Batch&gt;TEST_ECHO.BAT<text:span text:style-name="Touche_20_clavier"> &lt;ENTER&gt;</text:span></text:p>
      <text:p text:style-name="Code"/>
      <text:p text:style-name="Code">C:\Batch&gt;ECHO La commande est affichee</text:p>
      <text:p text:style-name="Code">La commande est affichee</text:p>
      <text:p text:style-name="Code">Cette commande n'est pas affichee</text:p>
      <text:p text:style-name="Code">Toutes ces</text:p>
      <text:p text:style-name="Code">commandes</text:p>
      <text:p text:style-name="Code">sont cachees</text:p>
      <text:h text:style-name="Heading_20_2" text:outline-level="2">Les commentaires</text:h>
      <text:p text:style-name="Text_20_body">Les fichiers batch peuvent contenir des commentaires, qui ne sont pas affichés à l'exécution:</text:p>
      <text:p text:style-name="Code">REM Ce programme demontre l'impuissance de DOS</text:p>
      <text:h text:style-name="Heading_20_2" text:outline-level="2">Les sauts</text:h>
      <text:p text:style-name="Text_20_body">Il est possible de sauter dans différents parties du script batch (comme en Basic) avec la commande <text:span text:style-name="Commande">GOTO</text:span>.</text:p>
      <text:p text:style-name="Text_20_body">La commande <text:span text:style-name="Commande">GOTO</text:span> accepte en argument le nom d'un « label » auquel l'exécution doit reprendre.</text:p>
      <text:p text:style-name="Text_20_body">Les « labels » se déclarent avec <text:span text:style-name="Commande">:</text:span> et peuvent être placés après la commande <text:span text:style-name="Commande">GOTO</text:span>.</text:p>
      <text:p text:style-name="Code">ECHO OFF<text:line-break/>:DEBUT<text:line-break/>ECHO Je me répète !!!<text:line-break/>GOT DEBUT</text:p>
      <text:h text:style-name="Heading_20_2" text:outline-level="2">Les paramètres du script</text:h>
      <text:p text:style-name="Text_20_body">On peut, comme pour les commandes, donner des paramètres, qui seront récupérables dans le script.</text:p>
      <text:p text:style-name="Text_20_body">Les paramètres sont récupérables dans l'ordre dans lequel ils ont étés donnés avec <text:span text:style-name="Commande">%1</text:span>, <text:span text:style-name="Commande">%2</text:span>, <text:span text:style-name="Commande">%3</text:span>.</text:p>
      <text:p text:style-name="Text_20_body"><text:span text:style-name="Commande">%0</text:span> est une valeur particulière, puisqu'il contient le nom du script exécuté.</text:p>
      <text:p text:style-name="Text_20_body">La commande SHIFT permet de décaler d'un rang vers la gauche les paramètres<text:note text:id="ftn2" text:note-class="footnote"><text:note-citation>2</text:note-citation><text:note-body><text:p text:style-name="Footnote">Inutile donc indispensable !</text:p></text:note-body></text:note> (<text:span text:style-name="Commande">%1</text:span> devient <text:span text:style-name="Commande">%0</text:span>, <text:span text:style-name="Commande">%2</text:span> devient <text:span text:style-name="Commande">%1</text:span>, ...).</text:p>
      <text:p text:style-name="Code">C:\Batch&gt;COPY CON TEST_PARA.BAT<text:span text:style-name="Touche_20_clavier"> &lt;ENTER&gt;</text:span></text:p>
      <text:p text:style-name="Code">@ECHO OFF<text:span text:style-name="Touche_20_clavier"> &lt;ENTER&gt;</text:span></text:p>
      <text:p text:style-name="Code">ECHO %0 en exécution !!!<text:span text:style-name="Touche_20_clavier"> &lt;ENTER&gt;</text:span></text:p>
      <text:p text:style-name="Code">ECHO tu es %1 %2 et tu as %3 ans<text:span text:style-name="Touche_20_clavier"> &lt;ENTER&gt;</text:span></text:p>
      <text:p text:style-name="Code">SHIFT<text:span text:style-name="Touche_20_clavier"> &lt;ENTER&gt;</text:span></text:p>
      <text:p text:style-name="Code">ECHO Ton nom est %1<text:span text:style-name="Touche_20_clavier"> &lt;ENTER&gt;</text:span></text:p>
      <text:p text:style-name="Code">^Z<text:span text:style-name="Touche_20_clavier"> &lt;ENTER&gt;</text:span></text:p>
      <text:p text:style-name="Code"><text:s text:c="8"/>1 fichier(s) copié(s).</text:p>
      <text:p text:style-name="Code"/>
      <text:p text:style-name="Code">C:\Batch&gt;TEST_PARA.BAT Dave Noul<text:span text:style-name="Touche_20_clavier"> &lt;ENTER&gt;</text:span></text:p>
      <text:p text:style-name="Code">TEST_PARA.BAT en exécution !!!</text:p>
      <text:p text:style-name="Code">Tu es Dave Noul et tu as 39 ans</text:p>
      <text:p text:style-name="Code">Tu nom est Noul</text:p>
      <text:h text:style-name="Heading_20_2" text:outline-level="2"><text:soft-page-break/>Les conditions</text:h>
      <text:h text:style-name="Heading_20_3" text:outline-level="3">Vérifier l'existence d'un fichier</text:h>
      <text:p text:style-name="Text_20_body">La syntaxe de la commande <text:span text:style-name="Commande">IF</text:span> qui permet de tester l'existence d'un fichier est <text:span text:style-name="Commande">IF EXIST &lt;fichier&gt; &lt;commande à exécuter si existe&gt;</text:span>.</text:p>
      <text:p text:style-name="Text_20_body">Par exemple, pour exécuter un script batch uniquement si il existe:</text:p>
      <text:p text:style-name="Code">IF EXIST TEST_ECHO.BAT TEST_ECHO.BAT</text:p>
      <text:h text:style-name="Heading_20_3" text:outline-level="3">Vérifier la bonne exécution d'une commande</text:h>
      <text:p text:style-name="Text_20_body">Les commandes retournent un code d'erreur, « capturé » par la commande <text:span text:style-name="Commande">ERRORLEVEL</text:span>.</text:p>
      <text:p text:style-name="Text_20_body">Ce code d'erreur est récupérable après l'exécution de la commande. Si celui-ci vaut <text:span text:style-name="Commande">0</text:span>, c'est que la commande s'est exécutée correctement, les autres codes d'erreurs étants plutôt dépendants de la commande exécutée.</text:p>
      <text:p text:style-name="Text_20_body">La commande <text:span text:style-name="Commande">IF</text:span> permet également d'exécuter une commande en fonction code d'erreur: <text:span text:style-name="Commande">IF ERRORLEVEL &lt;code d'erreur&gt; &lt;commande à exécuter si le code d'erreur correspond&gt;</text:span>.</text:p>
      <text:p text:style-name="Text_20_body">Par exemple, pour afficher un message si la copie d'une disquette est une réussite ou non:</text:p>
      <text:p text:style-name="Code">DISKCOPY A: A:</text:p>
      <text:p text:style-name="Code">@ECHO OFF</text:p>
      <text:p text:style-name="Code">IF ERRORLEVEL 0 ECHO Disquette copiée<text:line-break/>IF NOT ERRORLEVEL 0 ECHO Impossible de copier la disquette</text:p>
      <text:h text:style-name="Heading_20_3" text:outline-level="3">Comparer deux chaines de caractères</text:h>
      <text:p text:style-name="Text_20_body">Il est également possible de comparer l'égalité (==) de deux chaine de caractères avec <text:span text:style-name="Commande">IF</text:span>:</text:p>
      <text:p text:style-name="Code">@ECHO OFF</text:p>
      <text:p text:style-name="Code">IF '%1'=='Dave' GOTO AMIS</text:p>
      <text:p text:style-name="Code">IF '%1'=='Miguel' GOTO AMIS</text:p>
      <text:p text:style-name="Code">ECHO Je ne te connais pas</text:p>
      <text:p text:style-name="Code">GOTO FIN</text:p>
      <text:p text:style-name="Code">:AMIS</text:p>
      <text:p text:style-name="Code">ECHO Salut, ca va ?</text:p>
      <text:p text:style-name="Code">: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99999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999999"/>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Drawing" style:master-page-name="">
      <style:paragraph-properties fo:margin-left="0.499cm" fo:margin-right="0cm" fo:margin-top="0cm" fo:margin-bottom="0cm" fo:line-height="100%" fo:text-indent="0cm" style:auto-text-indent="false" style:page-number="auto" fo:background-color="#e6e6e6" fo:padding="0.049cm" fo:border="0.002cm solid #999999" style:shadow="none">
        <style:background-image/>
      </style:paragraph-properties>
      <style:text-properties style:font-name="Nimbus Mono L" fo:font-size="10pt" fo:language="zxx" fo:country="none" fo:font-style="normal" style:font-weight-asian="normal"/>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color="#4c4c4c" fo:font-size="9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mbre_20_de_20_pages" style:display-name="Nombre de pages" style:family="text">
      <style:text-properties fo:color="#333333" style:font-name="Nimbus Mono L1" fo:font-weight="bold" fo:background-color="transparent"/>
    </style:style>
    <style:style style:name="Page_20_Number" style:display-name="Page Number" style:family="text"/>
    <style:style style:name="Commande" style:family="text">
      <style:text-properties style:font-name="Nimbus Mono L"/>
    </style:style>
    <style:style style:name="number_5f_bash" style:display-name="number_bash" style:family="text"/>
    <style:style style:name="number_5f_basic4gl" style:display-name="number_basic4gl" style:family="text">
      <style:text-properties fo:color="#00008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ouche_20_clavier" style:display-name="Touche clavier" style:family="text">
      <style:text-properties fo:font-size="10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T2" style:family="text">
      <style:text-properties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Raphael Javaux</text:initial-creator> (groupe <text:user-defined text:name="Groupe">2104</text:user-defined>)<text:tab/><text:user-defined text:name="Classe">Première info. gestion</text:user-defined><text:tab/><text:user-defined text:name="Année scolaire">2009-2010</text:user-defined><text:tab/><text:tab/></text:p>
      </style:header>
      <style:footer>
        <text:p text:style-name="Footer"><text:title>Première approche aux fichiers Batch</text:title><text:tab/><text:tab/><text:span text:style-name="Nombre_20_de_20_pages"><text:page-number text:select-page="current">2</text:page-number></text:span><text:span text:style-name="Nombre_20_de_20_pages"><text:span text:style-name="MT2">|</text:span></text:span><text:span text:style-name="Nombre_20_de_20_pages"><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phael Javaux</meta:initial-creator>
    <meta:creation-date>2009-09-30T15:29:17</meta:creation-date>
    <meta:editing-cycles>11</meta:editing-cycles>
    <meta:editing-duration>PT03H52M58S</meta:editing-duration>
    <dc:title>Première approche aux fichiers Batch</dc:title>
    <dc:date>2009-09-30T22:53:00</dc:date>
    <dc:creator>Raphael Javaux</dc:creator>
    <meta:generator>OpenOffice.org/3.1$Unix OpenOffice.org_project/310m19$Build-9420</meta:generator>
    <meta:printed-by>Raphael Javaux</meta:printed-by>
    <meta:print-date>2009-09-30T20:26:53</meta:print-date>
    <meta:document-statistic meta:table-count="0" meta:image-count="0" meta:object-count="0" meta:page-count="3" meta:paragraph-count="95" meta:word-count="776" meta:character-count="4874"/>
    <meta:user-defined meta:name="Année scolaire">2009-2010</meta:user-defined>
    <meta:user-defined meta:name="Auteur">Raphael Javaux</meta:user-defined>
    <meta:user-defined meta:name="Classe">Première info. gestion</meta:user-defined>
    <meta:user-defined meta:name="Cours">Structure des ordinateurs (SE)</meta:user-defined>
    <meta:user-defined meta:name="Ecole">Haute Ecole de la Province de Liege</meta:user-defined>
    <meta:user-defined meta:name="Groupe">2104</meta:user-defined>
    <meta:user-defined meta:name="Professeur">Luc Starzak</meta:user-defined>
  </office:meta>
</office:document-meta>
</file>